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a) <text:s/>Oblicz <draw:frame draw:style-name="fr1" draw:name="Obiekt1" text:anchor-type="as-char" svg:y="-0.706cm" svg:width="4.258cm" svg:height="1.12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reformatted_20_Text"/>
      <text:p text:style-name="Preformatted_20_Text">b) Które spośród podanych liczb <draw:frame draw:style-name="fr1" draw:name="Obiekt2" text:anchor-type="as-char" svg:y="-0.67cm" svg:width="2.866cm" svg:height="1.097cm" draw:z-index="1"><draw:object xlink:href="./Object 2" xlink:type="simple" xlink:show="embed" xlink:actuate="onLoad"/><draw:image xlink:href="./ObjectReplacements/Object 2" xlink:type="simple" xlink:show="embed" xlink:actuate="onLoad"/></draw:frame>spełniają nierówność </text:p>
      <text:p text:style-name="Preformatted_20_Text"><draw:frame draw:style-name="fr1" draw:name="Obiekt3" text:anchor-type="as-char" svg:y="-0.437cm" svg:width="6.098cm" svg:height="0.557cm" draw:z-index="2"><draw:object xlink:href="./Object 3" xlink:type="simple" xlink:show="embed" xlink:actuate="onLoad"/><draw:image xlink:href="./ObjectReplacements/Object 3" xlink:type="simple" xlink:show="embed" xlink:actuate="onLoad"/></draw:frame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1T10:12:14.858139839</dc:date>
    <meta:editing-duration>PT5M56S</meta:editing-duration>
    <meta:editing-cycles>2</meta:editing-cycles>
    <meta:generator>LibreOffice/6.0.3.2$Linux_X86_64 LibreOffice_project/00m0$Build-2</meta:generator>
    <meta:document-statistic meta:table-count="0" meta:image-count="0" meta:object-count="3" meta:page-count="1" meta:paragraph-count="3" meta:word-count="10" meta:character-count="65" meta:non-whitespace-character-count="55"/>
  </office:meta>
</office:document-meta>
</file>

<file path=Object 1/content.xml><?xml version="1.0" encoding="utf-8"?>
<math xmlns="http://www.w3.org/1998/Math/MathML" display="block">
  <semantics>
    <mrow>
      <mrow>
        <msqrt>
          <mn>3,5</mn>
        </msqrt>
        <mo stretchy="false">∗</mo>
        <mn>2</mn>
        <mo stretchy="false">∗</mo>
        <msqrt>
          <mfrac>
            <mn>7</mn>
            <mn>8</mn>
          </mfrac>
        </msqrt>
      </mrow>
      <mo stretchy="false">−</mo>
      <mfrac>
        <mrow>
          <mn>3</mn>
          <mo stretchy="false">∗</mo>
          <msqrt>
            <mn>0,02</mn>
          </msqrt>
        </mrow>
        <msqrt>
          <mn>0,16</mn>
        </msqrt>
      </mfrac>
    </mrow>
    <annotation encoding="StarMath 5.0">sqrt{3,5 }
*
2
*
sqrt{ {7} over {8} } 
-
{3*sqrt{0,02}} over {sqrt{ 0,16 }}

  </annotation>
  </semantics>
</math>
</file>

<file path=Object 2/content.xml><?xml version="1.0" encoding="utf-8"?>
<math xmlns="http://www.w3.org/1998/Math/MathML" display="block">
  <semantics>
    <mrow>
      <mo fence="true" stretchy="true">{</mo>
      <mrow>
        <mrow>
          <mo stretchy="false">−</mo>
          <mrow>
            <mfrac>
              <mn>3</mn>
              <mn>4</mn>
            </mfrac>
            <mrow>
              <mi>;</mi>
              <mo stretchy="false">−</mo>
              <mfrac>
                <mn>2</mn>
                <mn>5</mn>
              </mfrac>
            </mrow>
            <mrow>
              <mi>;</mi>
              <mo stretchy="false">−</mo>
              <mfrac>
                <mn>1</mn>
                <mn>7</mn>
              </mfrac>
            </mrow>
          </mrow>
        </mrow>
      </mrow>
      <mo fence="true" stretchy="true">}</mo>
    </mrow>
    <annotation encoding="StarMath 5.0">left lbrace  -{{3} over {4}; -{2} over {5}; -{1} over {7}}  right rbrace </annotation>
  </semantics>
</math>
</file>

<file path=Object 3/content.xml><?xml version="1.0" encoding="utf-8"?>
<math xmlns="http://www.w3.org/1998/Math/MathML" display="block">
  <semantics>
    <mrow>
      <mn>3</mn>
      <mi>x</mi>
      <mrow>
        <mrow>
          <mrow>
            <mo fence="true" stretchy="false">(</mo>
            <mrow>
              <mrow>
                <mi>x</mi>
                <mo stretchy="false">−</mo>
                <mn>4</mn>
              </mrow>
            </mrow>
            <mo fence="true" stretchy="false">)</mo>
          </mrow>
          <mo stretchy="false">−</mo>
          <msup>
            <mrow>
              <mo fence="true" stretchy="false">(</mo>
              <mrow>
                <mrow>
                  <mn>2</mn>
                  <mrow>
                    <mi>x</mi>
                    <mo stretchy="false">−</mo>
                    <mn>0,5</mn>
                  </mrow>
                </mrow>
              </mrow>
              <mo fence="true" stretchy="false">)</mo>
            </mrow>
            <mn>2</mn>
          </msup>
        </mrow>
        <mo stretchy="false">&gt;</mo>
        <mrow>
          <mo stretchy="false">−</mo>
          <msup>
            <mrow>
              <mo fence="true" stretchy="false">(</mo>
              <mrow>
                <mrow>
                  <mi>x</mi>
                  <mo stretchy="false">+</mo>
                  <mn>1,5</mn>
                </mrow>
              </mrow>
              <mo fence="true" stretchy="false">)</mo>
            </mrow>
            <mn>2</mn>
          </msup>
        </mrow>
      </mrow>
    </mrow>
    <annotation encoding="StarMath 5.0">3x (x-4)- (2x-0,5)^2 &gt; - (x+1,5)^2     </annotation>
  </semantics>
</math>
</file>